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wr" table:style-name="ta1">
        <table:shapes>
          <draw:frame draw:z-index="0" draw:style-name="gr1" draw:text-style-name="P1" svg:width="6.2988in" svg:height="3.5429in" svg:x="10.7406in" svg:y="0.3327in">
            <draw:object draw:notify-on-update-of-ranges="lwr.B2:lwr.B2 lwr.B3:lwr.B22 lwr.G2:lwr.G2 lwr.G3:lwr.G22 lwr.H2:lwr.H2 lwr.H3:lwr.H22 lwr.I2:lwr.I2 lwr.I3:lwr.I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0.7177in" svg:y="3.8756in">
            <draw:object draw:notify-on-update-of-ranges="lwr.B25:lwr.B25 lwr.B26:lwr.B45 lwr.G25:lwr.G25 lwr.G26:lwr.G45 lwr.H25:lwr.H25 lwr.H26:lwr.H45 lwr.I25:lwr.I25 lwr.I26:lwr.I4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0.7291in" svg:y="7.4067in">
            <draw:object draw:notify-on-update-of-ranges="lwr.B48:lwr.B48 lwr.B49:lwr.B68 lwr.G48:lwr.G48 lwr.G49:lwr.G68 lwr.H48:lwr.H48 lwr.H49:lwr.H68 lwr.I48:lwr.I48 lwr.I49:lwr.I6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din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office:value-type="string" calcext:value-type="string">
            <text:p>LWR Total</text:p>
          </table:table-cell>
          <table:table-cell office:value-type="string" calcext:value-type="string">
            <text:p>LWR 1</text:p>
          </table:table-cell>
          <table:table-cell office:value-type="string" calcext:value-type="string">
            <text:p>LWR 2</text:p>
          </table:table-cell>
          <table:table-cell office:value-type="string" calcext:value-type="string">
            <text:p>LWR 3</text:p>
          </table:table-cell>
          <table:table-cell office:value-type="string" calcext:value-type="string">
            <text:p>LWR 4</text:p>
          </table:table-cell>
          <table:table-cell office:value-type="string" calcext:value-type="string">
            <text:p>LWR 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0, 0.05)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&gt;= 0</text:p>
          </table:table-cell>
          <table:table-cell office:value-type="float" office:value="9555" calcext:value-type="float">
            <text:p>955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.05, 0.1)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&gt;= 0.05</text:p>
          </table:table-cell>
          <table:table-cell office:value-type="float" office:value="293" calcext:value-type="float">
            <text:p>29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0.1, 0.15)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&gt;= 0.1</text:p>
          </table:table-cell>
          <table:table-cell office:value-type="float" office:value="112" calcext:value-type="float">
            <text:p>112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0.15, 0.2)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&gt;= 0.15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0.2, 0.25)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&gt;= 0.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0.25, 0.3)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5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0.3, 0.35)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&gt;= 0.3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0.35, 0.4)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&gt;= 0.3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0.4, 0.45)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&gt;= 0.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0.45, 0.5)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&gt;= 0.4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0.5, 0.55)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&gt;= 0.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0.55, 0.6)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0.6, 0.65)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&gt;= 0.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0.65, 0.7)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&gt;= 0.6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0.7, 0.75)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&gt;= 0.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0.75, 0.8)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&gt;= 0.7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0.8, 0.85)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&gt;= 0.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0.85, 0.9)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0.9, 0.95)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&gt;= 0.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0.95, 1)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 0.9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outgro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office:value-type="string" calcext:value-type="string">
            <text:p>LWR Total</text:p>
          </table:table-cell>
          <table:table-cell office:value-type="string" calcext:value-type="string">
            <text:p>LWR 1</text:p>
          </table:table-cell>
          <table:table-cell office:value-type="string" calcext:value-type="string">
            <text:p>LWR 2</text:p>
          </table:table-cell>
          <table:table-cell office:value-type="string" calcext:value-type="string">
            <text:p>LWR 3</text:p>
          </table:table-cell>
          <table:table-cell office:value-type="string" calcext:value-type="string">
            <text:p>LWR 4</text:p>
          </table:table-cell>
          <table:table-cell office:value-type="string" calcext:value-type="string">
            <text:p>LWR 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0, 0.05)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&gt;= 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.05, 0.1)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&gt;= 0.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0.1, 0.15)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&gt;= 0.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0.15, 0.2)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&gt;= 0.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0.2, 0.25)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&gt;= 0.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0.25, 0.3)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0.3, 0.35)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&gt;= 0.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0.35, 0.4)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&gt;= 0.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0.4, 0.45)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&gt;= 0.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0.45, 0.5)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&gt;= 0.4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0.5, 0.55)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&gt;= 0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0.55, 0.6)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0.6, 0.65)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&gt;= 0.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0.65, 0.7)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&gt;= 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0.7, 0.75)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&gt;= 0.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0.75, 0.8)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&gt;= 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0.8, 0.85)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&gt;= 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0.85, 0.9)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0.9, 0.95)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&gt;= 0.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0.95, 1)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 0.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uncerta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office:value-type="string" calcext:value-type="string">
            <text:p>LWR Total</text:p>
          </table:table-cell>
          <table:table-cell office:value-type="string" calcext:value-type="string">
            <text:p>LWR 1</text:p>
          </table:table-cell>
          <table:table-cell office:value-type="string" calcext:value-type="string">
            <text:p>LWR 2</text:p>
          </table:table-cell>
          <table:table-cell office:value-type="string" calcext:value-type="string">
            <text:p>LWR 3</text:p>
          </table:table-cell>
          <table:table-cell office:value-type="string" calcext:value-type="string">
            <text:p>LWR 4</text:p>
          </table:table-cell>
          <table:table-cell office:value-type="string" calcext:value-type="string">
            <text:p>LWR 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0, 0.05)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&gt;= 0</text:p>
          </table:table-cell>
          <table:table-cell office:value-type="float" office:value="6896" calcext:value-type="float">
            <text:p>68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.05, 0.1)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&gt;= 0.0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0.1, 0.15)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&gt;= 0.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0.15, 0.2)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&gt;= 0.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0.2, 0.25)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&gt;= 0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0.25, 0.3)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0.3, 0.35)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&gt;= 0.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0.35, 0.4)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&gt;= 0.3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0.4, 0.45)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&gt;= 0.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0.45, 0.5)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&gt;= 0.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0.5, 0.55)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&gt;= 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0.55, 0.6)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0.6, 0.65)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&gt;= 0.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0.65, 0.7)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&gt;= 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0.7, 0.75)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&gt;= 0.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0.75, 0.8)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&gt;= 0.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0.8, 0.85)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&gt;= 0.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0.85, 0.9)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0.9, 0.95)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&gt;= 0.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0.95, 1)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 0.95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table table:name="edpl" table:style-name="ta1">
        <table:shapes>
          <draw:frame draw:z-index="0" draw:style-name="gr1" draw:text-style-name="P1" svg:width="11.9264in" svg:height="6.2579in" svg:x="7.1508in" svg:y="0.2177in">
            <draw:object draw:notify-on-update-of-ranges="edpl.B2:edpl.B2 edpl.B3:edpl.B18 edpl.F2:edpl.F2 edpl.F3:edpl.F18 edpl.G2:edpl.G2 edpl.G3:edpl.G18 edpl.H2:edpl.H2 edpl.H3:edpl.H1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din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2" office:value-type="string" calcext:value-type="string">
            <text:p>dinos</text:p>
          </table:table-cell>
          <table:table-cell office:value-type="string" calcext:value-type="string">
            <text:p>outgroup</text:p>
          </table:table-cell>
          <table:table-cell office:value-type="string" calcext:value-type="string">
            <text:p>uncert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0, 0.1)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&gt;= 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.1, 0.2)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&gt;= 0.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0.2, 0.3)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0.3, 0.4)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&gt;= 0.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0.4, 0.5)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&gt;= 0.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0.5, 0.6)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0.6, 0.7)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&gt;= 0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0.7, 0.8)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&gt;= 0.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0.8, 0.9)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0.9, 1)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 0.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1, 1.1)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&gt;= 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1.1, 1.2)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&gt;= 1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1.2, 1.3)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&gt;= 1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1.3, 1.4)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&gt;= 1.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1.4, 1.5)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&gt;= 1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1.5, 1.6)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&gt;= 1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1.6, 1.7)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&gt;= 1.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1.7, 1.8)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&gt;= 1.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1.8, 1.9)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&gt;= 1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1.9, 2)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= 1.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utgro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office:value-type="string" calcext:value-type="string">
            <text:p>EDPL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0, 0.05)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&gt;= 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.05, 0.1)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&gt;= 0.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0.1, 0.15)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&gt;= 0.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0.15, 0.2)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&gt;= 0.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0.2, 0.25)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&gt;= 0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0.25, 0.3)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0.3, 0.35)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&gt;= 0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0.35, 0.4)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&gt;= 0.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0.4, 0.45)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&gt;= 0.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0.45, 0.5)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&gt;= 0.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0.5, 0.55)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&gt;= 0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0.55, 0.6)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0.6, 0.65)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&gt;= 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0.65, 0.7)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&gt;= 0.6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0.7, 0.75)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&gt;= 0.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0.75, 0.8)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&gt;= 0.7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0.8, 0.85)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&gt;= 0.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0.85, 0.9)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0.9, 0.95)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&gt;= 0.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0.95, 1)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 0.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uncer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office:value-type="string" calcext:value-type="string">
            <text:p>EDPL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0, 0.1)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&gt;= 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.1, 0.2)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&gt;= 0.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0.2, 0.3)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0.3, 0.4)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&gt;= 0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0.4, 0.5)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&gt;= 0.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0.5, 0.6)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0.6, 0.7)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&gt;= 0.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0.7, 0.8)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&gt;= 0.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0.8, 0.9)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0.9, 1)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 0.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1, 1.1)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&gt;= 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1.1, 1.2)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&gt;= 1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1.2, 1.3)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&gt;= 1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1.3, 1.4)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&gt;= 1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1.4, 1.5)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&gt;= 1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1.5, 1.6)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&gt;= 1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1.6, 1.7)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&gt;= 1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1.7, 1.8)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&gt;= 1.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1.8, 1.9)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&gt;= 1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1.9, 2)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= 1.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Czech</meta:initial-creator>
    <meta:creation-date>2018-08-16T13:39:35.844517958</meta:creation-date>
    <dc:date>2018-08-16T13:49:35.957589781</dc:date>
    <dc:creator>Lucas Czech</dc:creator>
    <meta:editing-duration>PT4M53S</meta:editing-duration>
    <meta:editing-cycles>4</meta:editing-cycles>
    <meta:generator>LibreOffice/4.2.8.2$Linux_X86_64 LibreOffice_project/420m0$Build-2</meta:generator>
    <meta:document-statistic meta:table-count="2" meta:cell-count="111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55cm" svg:y="0.315cm" chart:style-name="ch2">
          <text:p>outgroup</text:p>
        </chart:title>
        <chart:legend chart:legend-position="end" svg:x="14.156cm" svg:y="3.662cm" style:legend-expansion="high" chart:style-name="ch3"/>
        <chart:plot-area chart:style-name="ch4" table:cell-range-address="lwr.B25:lwr.B45 lwr.G25:lwr.I45" chart:data-source-has-labels="both" svg:x="0.32cm" svg:y="1.316cm" svg:width="13.516cm" svg:height="7.504cm">
          <chartooo:coordinate-region svg:x="1.105cm" svg:y="1.529cm" svg:width="12.731cm" svg:height="5.585cm"/>
          <chart:axis chart:dimension="x" chart:name="primary-x" chart:style-name="ch5" chartooo:axis-type="auto">
            <chartooo:date-scale/>
            <chart:categories table:cell-range-address="lwr.B26:lwr.B4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wr.G26:lwr.G45" chart:label-cell-address="lwr.G25:lwr.G25" chart:class="chart:bar">
            <chart:data-point chart:repeated="20"/>
          </chart:series>
          <chart:series chart:style-name="ch9" chart:values-cell-range-address="lwr.H26:lwr.H45" chart:label-cell-address="lwr.H25:lwr.H25" chart:class="chart:bar">
            <chart:data-point chart:repeated="20"/>
          </chart:series>
          <chart:series chart:style-name="ch10" chart:values-cell-range-address="lwr.I26:lwr.I45" chart:label-cell-address="lwr.I25:lwr.I25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WR 1</text:p>
                <draw:g>
                  <svg:desc>lwr.G25:lwr.G25</svg:desc>
                </draw:g>
              </table:table-cell>
              <table:table-cell office:value-type="string">
                <text:p>LWR 2</text:p>
                <draw:g>
                  <svg:desc>lwr.H25:lwr.H25</svg:desc>
                </draw:g>
              </table:table-cell>
              <table:table-cell office:value-type="string">
                <text:p>LWR 3</text:p>
                <draw:g>
                  <svg:desc>lwr.I25:lwr.I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, 0.05)</text:p>
                <draw:g>
                  <svg:desc>lwr.B26:lwr.B45</svg:desc>
                </draw:g>
              </table:table-cell>
              <table:table-cell office:value-type="float" office:value="0">
                <text:p>0</text:p>
                <draw:g>
                  <svg:desc>lwr.G26:lwr.G45</svg:desc>
                </draw:g>
              </table:table-cell>
              <table:table-cell office:value-type="float" office:value="0">
                <text:p>0</text:p>
                <draw:g>
                  <svg:desc>lwr.H26:lwr.H45</svg:desc>
                </draw:g>
              </table:table-cell>
              <table:table-cell office:value-type="float" office:value="1">
                <text:p>1</text:p>
                <draw:g>
                  <svg:desc>lwr.I26:lwr.I45</svg:desc>
                </draw:g>
              </table:table-cell>
            </table:table-row>
            <table:table-row>
              <table:table-cell office:value-type="string">
                <text:p>[0.05, 0.1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0.1, 0.15)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0.15, 0.2)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0.2, 0.25)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0.25, 0.3)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0.3, 0.35)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35, 0.4)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4, 0.45)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45, 0.5)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5, 0.55)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55, 0.6)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6, 0.65)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65, 0.7)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7, 0.75)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75, 0.8)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8, 0.85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85, 0.9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9, 0.95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95, 1)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88cm" svg:y="0.315cm" chart:style-name="ch2">
          <text:p>dinos</text:p>
        </chart:title>
        <chart:legend chart:legend-position="end" svg:x="14.156cm" svg:y="3.662cm" style:legend-expansion="high" chart:style-name="ch3"/>
        <chart:plot-area chart:style-name="ch4" table:cell-range-address="lwr.B2:lwr.B22 lwr.G2:lwr.I22" chart:data-source-has-labels="both" svg:x="0.32cm" svg:y="1.316cm" svg:width="13.516cm" svg:height="7.504cm">
          <chartooo:coordinate-region svg:x="1.105cm" svg:y="1.529cm" svg:width="12.731cm" svg:height="5.585cm"/>
          <chart:axis chart:dimension="x" chart:name="primary-x" chart:style-name="ch5" chartooo:axis-type="auto">
            <chartooo:date-scale/>
            <chart:categories table:cell-range-address="lwr.B3:lwr.B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wr.G3:lwr.G22" chart:label-cell-address="lwr.G2:lwr.G2" chart:class="chart:bar">
            <chart:data-point chart:repeated="20"/>
          </chart:series>
          <chart:series chart:style-name="ch9" chart:values-cell-range-address="lwr.H3:lwr.H22" chart:label-cell-address="lwr.H2:lwr.H2" chart:class="chart:bar">
            <chart:data-point chart:repeated="20"/>
          </chart:series>
          <chart:series chart:style-name="ch10" chart:values-cell-range-address="lwr.I3:lwr.I22" chart:label-cell-address="lwr.I2:lwr.I2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WR 1</text:p>
                <draw:g>
                  <svg:desc>lwr.G2:lwr.G2</svg:desc>
                </draw:g>
              </table:table-cell>
              <table:table-cell office:value-type="string">
                <text:p>LWR 2</text:p>
                <draw:g>
                  <svg:desc>lwr.H2:lwr.H2</svg:desc>
                </draw:g>
              </table:table-cell>
              <table:table-cell office:value-type="string">
                <text:p>LWR 3</text:p>
                <draw:g>
                  <svg:desc>lwr.I2:lwr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, 0.05)</text:p>
                <draw:g>
                  <svg:desc>lwr.B3:lwr.B22</svg:desc>
                </draw:g>
              </table:table-cell>
              <table:table-cell office:value-type="float" office:value="6">
                <text:p>6</text:p>
                <draw:g>
                  <svg:desc>lwr.G3:lwr.G22</svg:desc>
                </draw:g>
              </table:table-cell>
              <table:table-cell office:value-type="float" office:value="31">
                <text:p>31</text:p>
                <draw:g>
                  <svg:desc>lwr.H3:lwr.H22</svg:desc>
                </draw:g>
              </table:table-cell>
              <table:table-cell office:value-type="float" office:value="44">
                <text:p>44</text:p>
                <draw:g>
                  <svg:desc>lwr.I3:lwr.I22</svg:desc>
                </draw:g>
              </table:table-cell>
            </table:table-row>
            <table:table-row>
              <table:table-cell office:value-type="string">
                <text:p>[0.05, 0.1)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[0.1, 0.15)</text:p>
              </table:table-cell>
              <table:table-cell office:value-type="float" office:value="19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[0.15, 0.2)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[0.2, 0.25)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0.25, 0.3)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[0.3, 0.35)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0.35, 0.4)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4, 0.45)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45, 0.5)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5, 0.55)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55, 0.6)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6, 0.65)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65, 0.7)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7, 0.75)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75, 0.8)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8, 0.85)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85, 0.9)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9, 0.95)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95, 1)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1cm" svg:y="0.315cm" chart:style-name="ch2">
          <text:p>uncertain</text:p>
        </chart:title>
        <chart:legend chart:legend-position="end" svg:x="14.156cm" svg:y="3.662cm" style:legend-expansion="high" chart:style-name="ch3"/>
        <chart:plot-area chart:style-name="ch4" table:cell-range-address="lwr.B48:lwr.B68 lwr.G48:lwr.I68" chart:data-source-has-labels="both" svg:x="0.32cm" svg:y="1.316cm" svg:width="13.516cm" svg:height="7.504cm">
          <chartooo:coordinate-region svg:x="1.105cm" svg:y="1.529cm" svg:width="12.731cm" svg:height="5.585cm"/>
          <chart:axis chart:dimension="x" chart:name="primary-x" chart:style-name="ch5" chartooo:axis-type="auto">
            <chartooo:date-scale/>
            <chart:categories table:cell-range-address="lwr.B49:lwr.B6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wr.G49:lwr.G68" chart:label-cell-address="lwr.G48:lwr.G48" chart:class="chart:bar">
            <chart:data-point chart:repeated="20"/>
          </chart:series>
          <chart:series chart:style-name="ch9" chart:values-cell-range-address="lwr.H49:lwr.H68" chart:label-cell-address="lwr.H48:lwr.H48" chart:class="chart:bar">
            <chart:data-point chart:repeated="20"/>
          </chart:series>
          <chart:series chart:style-name="ch10" chart:values-cell-range-address="lwr.I49:lwr.I68" chart:label-cell-address="lwr.I48:lwr.I48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WR 1</text:p>
                <draw:g>
                  <svg:desc>lwr.G48:lwr.G48</svg:desc>
                </draw:g>
              </table:table-cell>
              <table:table-cell office:value-type="string">
                <text:p>LWR 2</text:p>
                <draw:g>
                  <svg:desc>lwr.H48:lwr.H48</svg:desc>
                </draw:g>
              </table:table-cell>
              <table:table-cell office:value-type="string">
                <text:p>LWR 3</text:p>
                <draw:g>
                  <svg:desc>lwr.I48:lwr.I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, 0.05)</text:p>
                <draw:g>
                  <svg:desc>lwr.B49:lwr.B68</svg:desc>
                </draw:g>
              </table:table-cell>
              <table:table-cell office:value-type="float" office:value="0">
                <text:p>0</text:p>
                <draw:g>
                  <svg:desc>lwr.G49:lwr.G68</svg:desc>
                </draw:g>
              </table:table-cell>
              <table:table-cell office:value-type="float" office:value="3">
                <text:p>3</text:p>
                <draw:g>
                  <svg:desc>lwr.H49:lwr.H68</svg:desc>
                </draw:g>
              </table:table-cell>
              <table:table-cell office:value-type="float" office:value="9">
                <text:p>9</text:p>
                <draw:g>
                  <svg:desc>lwr.I49:lwr.I68</svg:desc>
                </draw:g>
              </table:table-cell>
            </table:table-row>
            <table:table-row>
              <table:table-cell office:value-type="string">
                <text:p>[0.05, 0.1)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0.1, 0.15)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0.15, 0.2)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0.2, 0.25)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25, 0.3)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3, 0.35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35, 0.4)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4, 0.45)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45, 0.5)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5, 0.55)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55, 0.6)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6, 0.65)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65, 0.7)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7, 0.75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75, 0.8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8, 0.85)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85, 0.9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9, 0.95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95, 1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294cm" svg:height="15.896cm" xlink:href=".." xlink:type="simple" chart:class="chart:bar" chart:style-name="ch1">
        <chart:title svg:x="14.656cm" svg:y="0.452cm" chart:style-name="ch2">
          <text:p>edpl</text:p>
        </chart:title>
        <chart:legend chart:legend-position="end" svg:x="27.997cm" svg:y="7.11cm" style:legend-expansion="high" chart:style-name="ch3"/>
        <chart:plot-area chart:style-name="ch4" table:cell-range-address="edpl.B2:edpl.B18 edpl.F2:edpl.H18" chart:data-source-has-labels="both" svg:x="0.605cm" svg:y="1.59cm" svg:width="26.787cm" svg:height="13.989cm">
          <chartooo:coordinate-region svg:x="1.491cm" svg:y="1.803cm" svg:width="25.901cm" svg:height="13.102cm"/>
          <chart:axis chart:dimension="x" chart:name="primary-x" chart:style-name="ch5" chartooo:axis-type="auto">
            <chartooo:date-scale/>
            <chart:categories table:cell-range-address="edpl.B3:edpl.B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dpl.F3:edpl.F18" chart:label-cell-address="edpl.F2:edpl.F2" chart:class="chart:bar">
            <chart:data-point chart:repeated="16"/>
          </chart:series>
          <chart:series chart:style-name="ch9" chart:values-cell-range-address="edpl.G3:edpl.G18" chart:label-cell-address="edpl.G2:edpl.G2" chart:class="chart:bar">
            <chart:data-point chart:repeated="16"/>
          </chart:series>
          <chart:series chart:style-name="ch10" chart:values-cell-range-address="edpl.H3:edpl.H18" chart:label-cell-address="edpl.H2:edpl.H2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nos</text:p>
                <draw:g>
                  <svg:desc>edpl.F2:edpl.F2</svg:desc>
                </draw:g>
              </table:table-cell>
              <table:table-cell office:value-type="string">
                <text:p>outgroup</text:p>
                <draw:g>
                  <svg:desc>edpl.G2:edpl.G2</svg:desc>
                </draw:g>
              </table:table-cell>
              <table:table-cell office:value-type="string">
                <text:p>uncertain</text:p>
                <draw:g>
                  <svg:desc>edpl.H2:edpl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, 0.1)</text:p>
                <draw:g>
                  <svg:desc>edpl.B3:edpl.B18</svg:desc>
                </draw:g>
              </table:table-cell>
              <table:table-cell office:value-type="float" office:value="107">
                <text:p>107</text:p>
                <draw:g>
                  <svg:desc>edpl.F3:edpl.F18</svg:desc>
                </draw:g>
              </table:table-cell>
              <table:table-cell office:value-type="float" office:value="1">
                <text:p>1</text:p>
                <draw:g>
                  <svg:desc>edpl.G3:edpl.G18</svg:desc>
                </draw:g>
              </table:table-cell>
              <table:table-cell office:value-type="float" office:value="0">
                <text:p>0</text:p>
                <draw:g>
                  <svg:desc>edpl.H3:edpl.H18</svg:desc>
                </draw:g>
              </table:table-cell>
            </table:table-row>
            <table:table-row>
              <table:table-cell office:value-type="string">
                <text:p>[0.1, 0.2)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2, 0.3)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3, 0.4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4, 0.5)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0.5, 0.6)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0.6, 0.7)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0.7, 0.8)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0.8, 0.9)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0.9, 1)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, 1.1)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1.1, 1.2)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1.2, 1.3)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.3, 1.4)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.4, 1.5)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.5, 1.6)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